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800000047085367B54103A5656.png" manifest:media-type="image/png"/>
  <manifest:file-entry manifest:full-path="Pictures/20000002000002190000021FC6F46611E5E74A46.eps" manifest:media-type="image/x-eps"/>
  <manifest:file-entry manifest:full-path="Pictures/100002010000049E00000860899C27990B8E970C.png" manifest:media-type="image/png"/>
  <manifest:file-entry manifest:full-path="Pictures/10000201000000AD0000008F07C7D18A22B986E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ebas" svg:font-family="Beba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logger Sans" svg:font-family="'Blogger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23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117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style:font-name="Bebas" fo:font-size="44pt" fo:font-weight="normal" style:font-size-asian="44pt" style:font-weight-asian="normal" style:font-size-complex="44pt" style:font-weight-complex="normal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Bebas" fo:font-size="44pt" fo:font-weight="normal" fo:background-color="transparent" style:font-size-asian="44pt" style:font-weight-asian="normal" style:font-size-complex="44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Bebas" fo:font-size="44pt" style:font-size-asian="44pt" style:font-size-complex="44pt"/>
    </style:style>
    <style:style style:name="P5" style:family="paragraph">
      <loext:graphic-properties draw:fill="none" draw:fill-color="#ffffff"/>
      <style:text-properties style:font-name="Bebas" fo:font-size="44pt" style:font-size-asian="44pt" style:font-size-complex="44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style:font-name="Bebas" fo:font-size="44pt" style:font-size-asian="44pt" style:font-size-complex="44pt"/>
    </style:style>
    <style:style style:name="P9" style:family="paragraph">
      <loext:graphic-properties draw:fill="none" draw:fill-color="#ffffff"/>
      <style:paragraph-properties fo:text-align="center"/>
      <style:text-properties style:font-name="Bebas" fo:font-size="44pt" style:font-size-asian="44pt" style:font-size-complex="44pt"/>
    </style:style>
    <style:style style:name="T1" style:family="text">
      <style:text-properties fo:color="#000000" style:font-name="Bebas" fo:font-size="44pt" fo:font-weight="normal" fo:background-color="transparent" style:font-size-asian="44pt" style:font-weight-asian="normal" style:font-size-complex="44pt" style:font-weight-complex="normal"/>
    </style:style>
    <style:style style:name="T2" style:family="text">
      <style:text-properties style:font-name="Bebas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3.2cm" svg:height="5.6cm" svg:x="-0.6cm" svg:y="1.4cm">
          <draw:text-box>
            <text:p text:style-name="P1"><text:span text:style-name="T1">Pick- <text:s/>a <text:s/>-Poop</text:span></text:p>
          </draw:text-box>
        </draw:frame>
        <draw:frame draw:style-name="gr2" draw:text-style-name="P3" draw:layer="layout" svg:width="4.584cm" svg:height="3.789cm" svg:x="0.6cm" svg:y="0.811cm">
          <draw:image xlink:href="Pictures/10000201000000AD0000008F07C7D18A22B986E1.png" xlink:type="simple" xlink:show="embed" xlink:actuate="onLoad">
            <text:p/>
          </draw:image>
        </draw:frame>
        <draw:frame draw:style-name="gr2" draw:text-style-name="P3" draw:layer="layout" svg:width="4.2cm" svg:height="4.247cm" svg:x="23.2cm" svg:y="16.153cm">
          <draw:image xlink:href="Pictures/20000002000002190000021FC6F46611E5E74A46.eps" xlink:type="simple" xlink:show="embed" xlink:actuate="onLoad">
            <text:p/>
          </draw:image>
        </draw:frame>
        <draw:frame draw:style-name="gr3" draw:text-style-name="P5" draw:layer="layout" svg:width="6.8cm" svg:height="6.425cm" svg:x="6cm" svg:y="7.8cm">
          <draw:text-box>
            <text:p text:style-name="P4"><text:span text:style-name="T2">Daria</text:span></text:p>
            <text:p text:style-name="P4"><text:span text:style-name="T2">Henri</text:span></text:p>
            <text:p text:style-name="P4"><text:span text:style-name="T2">Linnea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5" draw:text-style-name="P7" draw:layer="layout" svg:width="7.9cm" svg:height="13.6cm" svg:x="10.8cm" svg:y="3.4cm">
          <draw:image xlink:href="Pictures/10000000000002800000047085367B54103A5656.png" xlink:type="simple" xlink:show="embed" xlink:actuate="onLoad">
            <text:p/>
          </draw:image>
        </draw:frame>
        <draw:frame draw:style-name="gr5" draw:text-style-name="P7" draw:layer="layout" svg:width="12.112cm" svg:height="21.6cm" svg:x="8.744cm" svg:y="-0.4cm">
          <draw:image xlink:href="Pictures/100002010000049E00000860899C27990B8E970C.png" xlink:type="simple" xlink:show="embed" xlink:actuate="onLoad">
            <text:p/>
          </draw:image>
        </draw:frame>
        <draw:frame draw:style-name="gr2" draw:text-style-name="P3" draw:layer="layout" svg:width="4.584cm" svg:height="3.789cm" svg:x="0.6cm" svg:y="0.812cm">
          <draw:image xlink:href="Pictures/10000201000000AD0000008F07C7D18A22B986E1.png" xlink:type="simple" xlink:show="embed" xlink:actuate="onLoad">
            <text:p/>
          </draw:image>
        </draw:frame>
        <draw:frame draw:style-name="gr2" draw:text-style-name="P3" draw:layer="layout" svg:width="4.2cm" svg:height="4.247cm" svg:x="23.2cm" svg:y="16.154cm">
          <draw:image xlink:href="Pictures/20000002000002190000021FC6F46611E5E74A46.eps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6" draw:text-style-name="P9" draw:layer="layout" svg:width="14cm" svg:height="8.483cm" svg:x="7.4cm" svg:y="8.2cm">
          <draw:text-box>
            <text:p text:style-name="P8"><text:span text:style-name="T2">Challenges</text:span></text:p>
            <text:p text:style-name="P8"><text:span text:style-name="T2">&amp;</text:span></text:p>
            <text:p text:style-name="P8"><text:span text:style-name="T2">FUTURE</text:span></text:p>
          </draw:text-box>
        </draw:frame>
        <draw:frame draw:style-name="gr2" draw:text-style-name="P3" draw:layer="layout" svg:width="4.584cm" svg:height="3.789cm" svg:x="0.6cm" svg:y="0.812cm">
          <draw:image xlink:href="Pictures/10000201000000AD0000008F07C7D18A22B986E1.png" xlink:type="simple" xlink:show="embed" xlink:actuate="onLoad">
            <text:p/>
          </draw:image>
        </draw:frame>
        <draw:frame draw:style-name="gr2" draw:text-style-name="P3" draw:layer="layout" svg:width="4.2cm" svg:height="4.247cm" svg:x="23.2cm" svg:y="16.154cm">
          <draw:image xlink:href="Pictures/20000002000002190000021FC6F46611E5E74A46.eps" xlink:type="simple" xlink:show="embed" xlink:actuate="onLoad">
            <text:p/>
          </draw:image>
        </draw:frame>
        <draw:frame draw:style-name="gr7" draw:text-style-name="P5" draw:layer="layout" svg:width="18cm" svg:height="4.367cm" svg:x="6.8cm" svg:y="1.633cm">
          <draw:text-box>
            <text:p text:style-name="P4"><text:span text:style-name="T2">www.pick-a-poop.dog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ebas" svg:font-family="Beba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logger Sans" svg:font-family="'Blogger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9T14:08:49.325269156</meta:creation-date>
    <meta:editing-duration>PT5H10M30S</meta:editing-duration>
    <meta:editing-cycles>6</meta:editing-cycles>
    <meta:generator>LibreOffice/5.0.3.2$Linux_X86_64 LibreOffice_project/00m0$Build-2</meta:generator>
    <dc:date>2016-04-09T19:40:36.640130491</dc:date>
    <dc:creator>Darie </dc:creator>
    <meta:document-statistic meta:object-count="39"/>
  </office:meta>
</office:document-meta>
</file>